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lone_version" text:name="plone_version"/>
      </text:user-field-decls>
      <text:p text:style-name="Standard"><text:user-field-get text:name="plone_version">plone_version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Moro</meta:initial-creator>
    <meta:creation-date>2014-02-06T15:09:55</meta:creation-date>
    <meta:document-statistic meta:table-count="0" meta:image-count="0" meta:object-count="0" meta:page-count="1" meta:paragraph-count="1" meta:word-count="0" meta:character-count="1" meta:non-whitespace-character-count="0"/>
    <dc:date>2014-02-06T15:11:18</dc:date>
    <dc:creator>Davide Moro</dc:creator>
    <meta:editing-duration>PT1M23S</meta:editing-duration>
    <meta:editing-cycles>1</meta:editing-cycles>
    <meta:generator>LibreOffice/3.4$Unix LibreOffice_project/340m1$Build-402</meta:generator>
  </office:meta>
</office:document-meta>
</file>